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n solid #000000" fo:background-color="#95B3D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A6A6A6"/>
    </style:style>
    <style:style style:name="ce13" style:family="table-cell" style:parent-style-name="Default" style:data-style-name="N36">
      <style:table-cell-properties fo:border="thin solid #000000" fo:background-color="#A6A6A6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elefonia_Fix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3" table:default-cell-style-name="ce1"/>
        <table:table-column table:style-name="co8" table:number-columns-repeated="996" table:default-cell-style-name="ce1"/>
        <table:table-column table:style-name="co9" table:default-cell-style-name="ce1"/>
        <table:table-column table:style-name="co8" table:number-columns-repeated="11" table:default-cell-style-name="ce1"/>
        <table:table-column table:style-name="co9" table:default-cell-style-name="ce1"/>
        <table:table-column table:style-name="co10" table:number-columns-repeated="15361" table:default-cell-style-name="ce1"/>
        <table:table-row table:style-name="ro1">
          <table:table-cell office:value-type="string" table:number-columns-spanned="14" table:number-rows-spanned="1" table:style-name="ce14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5">
            <text:p>SERVIÇO: TELEFONIA FIXA LOCA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9 a DEZ/2019</text:p>
          </table:table-cell>
          <table:table-cell table:number-columns-repeated="4" table:style-name="ce1"/>
          <table:table-cell office:value-type="float" office:value="2019" table:style-name="ce3">
            <text:p>2019</text:p>
          </table:table-cell>
          <table:table-cell table:number-columns-repeated="16378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7">
            <text:p>VARIÁVEL</text:p>
          </table:table-cell>
          <table:table-cell office:value-type="string" table:style-name="ce8">
            <text:p>2019-01</text:p>
          </table:table-cell>
          <table:table-cell office:value-type="string" table:style-name="ce8">
            <text:p>2019-02</text:p>
          </table:table-cell>
          <table:table-cell office:value-type="string" table:style-name="ce8">
            <text:p>2019-03</text:p>
          </table:table-cell>
          <table:table-cell office:value-type="string" table:style-name="ce8">
            <text:p>2019-04</text:p>
          </table:table-cell>
          <table:table-cell office:value-type="string" table:style-name="ce8">
            <text:p>2019-05</text:p>
          </table:table-cell>
          <table:table-cell office:value-type="string" table:style-name="ce8">
            <text:p>2019-06</text:p>
          </table:table-cell>
          <table:table-cell office:value-type="string" table:style-name="ce8">
            <text:p>2019-07</text:p>
          </table:table-cell>
          <table:table-cell office:value-type="string" table:style-name="ce8">
            <text:p>2019-08</text:p>
          </table:table-cell>
          <table:table-cell office:value-type="string" table:style-name="ce8">
            <text:p>2019-09</text:p>
          </table:table-cell>
          <table:table-cell office:value-type="string" table:style-name="ce8">
            <text:p>2019-10</text:p>
          </table:table-cell>
          <table:table-cell office:value-type="string" table:style-name="ce8">
            <text:p>2019-11</text:p>
          </table:table-cell>
          <table:table-cell office:value-type="string" table:style-name="ce8">
            <text:p>2019-1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94.849632967352321" table:style-name="ce10">
            <text:p>94,850</text:p>
          </table:table-cell>
          <table:table-cell office:value-type="float" office:value="98.183069144304028" table:style-name="ce10">
            <text:p>98,183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table:style-name="ce10"/>
          <table:table-cell table:style-name="ce11"/>
          <table:table-cell table:number-columns-repeated="6" table:style-name="ce10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82.667079567156037" table:style-name="ce10">
            <text:p>82,667</text:p>
          </table:table-cell>
          <table:table-cell office:value-type="float" office:value="89.198356223164154" table:style-name="ce10">
            <text:p>89,198</text:p>
          </table:table-cell>
          <table:table-cell office:value-type="float" office:value="89.216836680199819" table:style-name="ce10">
            <text:p>89,217</text:p>
          </table:table-cell>
          <table:table-cell office:value-type="float" office:value="92.442235200755135" table:style-name="ce10">
            <text:p>92,442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38.126626181304573" table:style-name="ce10">
            <text:p>38,127</text:p>
          </table:table-cell>
          <table:table-cell office:value-type="float" office:value="49.730558346462786" table:style-name="ce10">
            <text:p>49,731</text:p>
          </table:table-cell>
          <table:table-cell office:value-type="float" office:value="45.438948982171851" table:style-name="ce10">
            <text:p>45,439</text:p>
          </table:table-cell>
          <table:table-cell office:value-type="float" office:value="39.153226403849168" table:style-name="ce10">
            <text:p>39,153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91.555555555555557" table:style-name="ce10">
            <text:p>91,556</text:p>
          </table:table-cell>
          <table:table-cell office:value-type="float" office:value="86.880068288519013" table:style-name="ce10">
            <text:p>86,880</text:p>
          </table:table-cell>
          <table:table-cell office:value-type="float" office:value="71.963392618953264" table:style-name="ce10">
            <text:p>71,963</text:p>
          </table:table-cell>
          <table:table-cell office:value-type="float" office:value="81.969696969696969" table:style-name="ce10">
            <text:p>81,970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13.279852124864334" table:style-name="ce10">
            <text:p>13,280</text:p>
          </table:table-cell>
          <table:table-cell office:value-type="float" office:value="28.411349135170425" table:style-name="ce10">
            <text:p>28,411</text:p>
          </table:table-cell>
          <table:table-cell office:value-type="float" office:value="23.822926643803214" table:style-name="ce10">
            <text:p>23,823</text:p>
          </table:table-cell>
          <table:table-cell office:value-type="float" office:value="27.584922262313" table:style-name="ce10">
            <text:p>27,585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61.255375010608766" table:style-name="ce10">
            <text:p>61,255</text:p>
          </table:table-cell>
          <table:table-cell office:value-type="float" office:value="68.965775748690263" table:style-name="ce10">
            <text:p>68,966</text:p>
          </table:table-cell>
          <table:table-cell office:value-type="float" office:value="69.390633980800459" table:style-name="ce10">
            <text:p>69,391</text:p>
          </table:table-cell>
          <table:table-cell office:value-type="float" office:value="66.60799718906253" table:style-name="ce10">
            <text:p>66,608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Índice de Reclamações</text:p>
          </table:table-cell>
          <table:table-cell office:value-type="float" office:value="0.54541321317531621" table:style-name="ce10">
            <text:p>0,545</text:p>
          </table:table-cell>
          <table:table-cell office:value-type="float" office:value="0.42540951080505501" table:style-name="ce10">
            <text:p>0,425</text:p>
          </table:table-cell>
          <table:table-cell office:value-type="float" office:value="0.31884052948321845" table:style-name="ce10">
            <text:p>0,319</text:p>
          </table:table-cell>
          <table:table-cell office:value-type="float" office:value="0.35938644322968621" table:style-name="ce10">
            <text:p>0,359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Índice de Reclamações</text:p>
          </table:table-cell>
          <table:table-cell office:value-type="float" office:value="0.83323737885257243" table:style-name="ce10">
            <text:p>0,833</text:p>
          </table:table-cell>
          <table:table-cell office:value-type="float" office:value="0.74885917596609031" table:style-name="ce10">
            <text:p>0,749</text:p>
          </table:table-cell>
          <table:table-cell office:value-type="float" office:value="0.67459215025044494" table:style-name="ce10">
            <text:p>0,675</text:p>
          </table:table-cell>
          <table:table-cell office:value-type="float" office:value="0.63207953277281503" table:style-name="ce10">
            <text:p>0,632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Índice de Reclamações</text:p>
          </table:table-cell>
          <table:table-cell office:value-type="float" office:value="2.3921518949363354" table:style-name="ce10">
            <text:p>2,392</text:p>
          </table:table-cell>
          <table:table-cell office:value-type="float" office:value="2.1696998995273393" table:style-name="ce10">
            <text:p>2,170</text:p>
          </table:table-cell>
          <table:table-cell office:value-type="float" office:value="2.1332421022353745" table:style-name="ce10">
            <text:p>2,133</text:p>
          </table:table-cell>
          <table:table-cell office:value-type="float" office:value="2.3530839178842831" table:style-name="ce10">
            <text:p>2,353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Índice de Reclamações</text:p>
          </table:table-cell>
          <table:table-cell office:value-type="float" office:value="0.307910845441072" table:style-name="ce10">
            <text:p>0,308</text:p>
          </table:table-cell>
          <table:table-cell office:value-type="float" office:value="0.22580128665678614" table:style-name="ce10">
            <text:p>0,226</text:p>
          </table:table-cell>
          <table:table-cell office:value-type="float" office:value="0.17709830603410998" table:style-name="ce10">
            <text:p>0,177</text:p>
          </table:table-cell>
          <table:table-cell office:value-type="float" office:value="0.14610972422833193" table:style-name="ce10">
            <text:p>0,146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Índice de Reclamações</text:p>
          </table:table-cell>
          <table:table-cell office:value-type="float" office:value="2.7854687851524824" table:style-name="ce10">
            <text:p>2,785</text:p>
          </table:table-cell>
          <table:table-cell office:value-type="float" office:value="2.320076224810562" table:style-name="ce10">
            <text:p>2,320</text:p>
          </table:table-cell>
          <table:table-cell office:value-type="float" office:value="2.4439744353037534" table:style-name="ce10">
            <text:p>2,444</text:p>
          </table:table-cell>
          <table:table-cell office:value-type="float" office:value="2.3618677248397684" table:style-name="ce10">
            <text:p>2,362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Índice de Reclamações</text:p>
          </table:table-cell>
          <table:table-cell office:value-type="float" office:value="1.7548064996180841" table:style-name="ce10">
            <text:p>1,755</text:p>
          </table:table-cell>
          <table:table-cell office:value-type="float" office:value="1.4772320730471504" table:style-name="ce10">
            <text:p>1,477</text:p>
          </table:table-cell>
          <table:table-cell office:value-type="float" office:value="1.4619371766911833" table:style-name="ce10">
            <text:p>1,462</text:p>
          </table:table-cell>
          <table:table-cell office:value-type="float" office:value="1.5621121011937487" table:style-name="ce10">
            <text:p>1,562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156921" table:style-name="ce11">
            <text:p>1.156.921</text:p>
          </table:table-cell>
          <table:table-cell office:value-type="float" office:value="1154182" table:style-name="ce11">
            <text:p>1.154.182</text:p>
          </table:table-cell>
          <table:table-cell office:value-type="float" office:value="1154182" table:style-name="ce11">
            <text:p>1.154.182</text:p>
          </table:table-cell>
          <table:table-cell office:value-type="float" office:value="1177006" table:style-name="ce11">
            <text:p>1.177.006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0213176" table:style-name="ce11">
            <text:p>10.213.176</text:p>
          </table:table-cell>
          <table:table-cell office:value-type="float" office:value="10179484" table:style-name="ce11">
            <text:p>10.179.484</text:p>
          </table:table-cell>
          <table:table-cell office:value-type="float" office:value="10179484" table:style-name="ce11">
            <text:p>10.179.484</text:p>
          </table:table-cell>
          <table:table-cell office:value-type="float" office:value="10123726" table:style-name="ce11">
            <text:p>10.123.726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1998820" table:style-name="ce11">
            <text:p>11.998.820</text:p>
          </table:table-cell>
          <table:table-cell office:value-type="float" office:value="11931604" table:style-name="ce11">
            <text:p>11.931.604</text:p>
          </table:table-cell>
          <table:table-cell office:value-type="float" office:value="11931604" table:style-name="ce11">
            <text:p>11.931.604</text:p>
          </table:table-cell>
          <table:table-cell office:value-type="float" office:value="11357436" table:style-name="ce11">
            <text:p>11.357.436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243577" table:style-name="ce11">
            <text:p>243.577</text:p>
          </table:table-cell>
          <table:table-cell office:value-type="float" office:value="243577" table:style-name="ce11">
            <text:p>243.577</text:p>
          </table:table-cell>
          <table:table-cell office:value-type="float" office:value="242803" table:style-name="ce11">
            <text:p>242.803</text:p>
          </table:table-cell>
          <table:table-cell office:value-type="float" office:value="239546" table:style-name="ce11">
            <text:p>239.546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897874" table:style-name="ce11">
            <text:p>897.874</text:p>
          </table:table-cell>
          <table:table-cell office:value-type="float" office:value="912039" table:style-name="ce11">
            <text:p>912.039</text:p>
          </table:table-cell>
          <table:table-cell office:value-type="float" office:value="912039" table:style-name="ce11">
            <text:p>912.039</text:p>
          </table:table-cell>
          <table:table-cell office:value-type="float" office:value="946285" table:style-name="ce11">
            <text:p>946.285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2657236" table:style-name="ce11">
            <text:p>12.657.236</text:p>
          </table:table-cell>
          <table:table-cell office:value-type="float" office:value="12553207" table:style-name="ce11">
            <text:p>12.553.207</text:p>
          </table:table-cell>
          <table:table-cell office:value-type="float" office:value="12553207" table:style-name="ce11">
            <text:p>12.553.207</text:p>
          </table:table-cell>
          <table:table-cell office:value-type="float" office:value="12289771" table:style-name="ce11">
            <text:p>12.289.771</text:p>
          </table:table-cell>
          <table:table-cell table:number-columns-repeated="8" table:style-name="ce11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abertas</text:p>
          </table:table-cell>
          <table:table-cell office:value-type="float" office:value="38" table:style-name="ce11">
            <text:p>38</text:p>
          </table:table-cell>
          <table:table-cell office:value-type="float" office:value="29" table:style-name="ce11">
            <text:p>29</text:p>
          </table:table-cell>
          <table:table-cell office:value-type="float" office:value="22" table:style-name="ce11">
            <text:p>22</text:p>
          </table:table-cell>
          <table:table-cell office:value-type="float" office:value="24" table:style-name="ce11">
            <text:p>24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abertas</text:p>
          </table:table-cell>
          <table:table-cell office:value-type="float" office:value="542" table:style-name="ce11">
            <text:p>542</text:p>
          </table:table-cell>
          <table:table-cell office:value-type="float" office:value="433" table:style-name="ce11">
            <text:p>433</text:p>
          </table:table-cell>
          <table:table-cell office:value-type="float" office:value="382" table:style-name="ce11">
            <text:p>382</text:p>
          </table:table-cell>
          <table:table-cell office:value-type="float" office:value="331" table:style-name="ce11">
            <text:p>331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abertas</text:p>
          </table:table-cell>
          <table:table-cell office:value-type="float" office:value="2365" table:style-name="ce11">
            <text:p>2.365</text:p>
          </table:table-cell>
          <table:table-cell office:value-type="float" office:value="1926" table:style-name="ce11">
            <text:p>1.926</text:p>
          </table:table-cell>
          <table:table-cell office:value-type="float" office:value="2109" table:style-name="ce11">
            <text:p>2.109</text:p>
          </table:table-cell>
          <table:table-cell office:value-type="float" office:value="2308" table:style-name="ce11">
            <text:p>2.308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abertas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abertas</text:p>
          </table:table-cell>
          <table:table-cell office:value-type="float" office:value="435" table:style-name="ce11">
            <text:p>435</text:p>
          </table:table-cell>
          <table:table-cell office:value-type="float" office:value="282" table:style-name="ce11">
            <text:p>282</text:p>
          </table:table-cell>
          <table:table-cell office:value-type="float" office:value="321" table:style-name="ce11">
            <text:p>321</text:p>
          </table:table-cell>
          <table:table-cell office:value-type="float" office:value="307" table:style-name="ce11">
            <text:p>307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abertas</text:p>
          </table:table-cell>
          <table:table-cell office:value-type="float" office:value="1197" table:style-name="ce11">
            <text:p>1.197</text:p>
          </table:table-cell>
          <table:table-cell office:value-type="float" office:value="1089" table:style-name="ce11">
            <text:p>1.089</text:p>
          </table:table-cell>
          <table:table-cell office:value-type="float" office:value="1126" table:style-name="ce11">
            <text:p>1.126</text:p>
          </table:table-cell>
          <table:table-cell office:value-type="float" office:value="1182" table:style-name="ce11">
            <text:p>1.182</text:p>
          </table:table-cell>
          <table:table-cell table:number-columns-repeated="8" table:style-name="ce11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clamações</text:p>
          </table:table-cell>
          <table:table-cell office:value-type="float" office:value="631" table:style-name="ce11">
            <text:p>631</text:p>
          </table:table-cell>
          <table:table-cell office:value-type="float" office:value="491" table:style-name="ce11">
            <text:p>491</text:p>
          </table:table-cell>
          <table:table-cell office:value-type="float" office:value="368" table:style-name="ce11">
            <text:p>368</text:p>
          </table:table-cell>
          <table:table-cell office:value-type="float" office:value="423" table:style-name="ce11">
            <text:p>423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clamações</text:p>
          </table:table-cell>
          <table:table-cell office:value-type="float" office:value="8510" table:style-name="ce11">
            <text:p>8.510</text:p>
          </table:table-cell>
          <table:table-cell office:value-type="float" office:value="7623" table:style-name="ce11">
            <text:p>7.623</text:p>
          </table:table-cell>
          <table:table-cell office:value-type="float" office:value="6867" table:style-name="ce11">
            <text:p>6.867</text:p>
          </table:table-cell>
          <table:table-cell office:value-type="float" office:value="6399" table:style-name="ce11">
            <text:p>6.399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clamações</text:p>
          </table:table-cell>
          <table:table-cell office:value-type="float" office:value="28703" table:style-name="ce11">
            <text:p>28.703</text:p>
          </table:table-cell>
          <table:table-cell office:value-type="float" office:value="25888" table:style-name="ce11">
            <text:p>25.888</text:p>
          </table:table-cell>
          <table:table-cell office:value-type="float" office:value="25453" table:style-name="ce11">
            <text:p>25.453</text:p>
          </table:table-cell>
          <table:table-cell office:value-type="float" office:value="26725" table:style-name="ce11">
            <text:p>26.725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clamações</text:p>
          </table:table-cell>
          <table:table-cell office:value-type="float" office:value="75" table:style-name="ce11">
            <text:p>75</text:p>
          </table:table-cell>
          <table:table-cell office:value-type="float" office:value="55" table:style-name="ce11">
            <text:p>55</text:p>
          </table:table-cell>
          <table:table-cell office:value-type="float" office:value="43" table:style-name="ce11">
            <text:p>43</text:p>
          </table:table-cell>
          <table:table-cell office:value-type="float" office:value="35" table:style-name="ce11">
            <text:p>35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clamações</text:p>
          </table:table-cell>
          <table:table-cell office:value-type="float" office:value="2501" table:style-name="ce11">
            <text:p>2.501</text:p>
          </table:table-cell>
          <table:table-cell office:value-type="float" office:value="2116" table:style-name="ce11">
            <text:p>2.116</text:p>
          </table:table-cell>
          <table:table-cell office:value-type="float" office:value="2229" table:style-name="ce11">
            <text:p>2.229</text:p>
          </table:table-cell>
          <table:table-cell office:value-type="float" office:value="2235" table:style-name="ce11">
            <text:p>2.235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clamações</text:p>
          </table:table-cell>
          <table:table-cell office:value-type="float" office:value="22211" table:style-name="ce11">
            <text:p>22.211</text:p>
          </table:table-cell>
          <table:table-cell office:value-type="float" office:value="18544" table:style-name="ce11">
            <text:p>18.544</text:p>
          </table:table-cell>
          <table:table-cell office:value-type="float" office:value="18352" table:style-name="ce11">
            <text:p>18.352</text:p>
          </table:table-cell>
          <table:table-cell office:value-type="float" office:value="19198" table:style-name="ce11">
            <text:p>19.198</text:p>
          </table:table-cell>
          <table:table-cell table:number-columns-repeated="8" table:style-name="ce11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1382" table:style-name="ce11">
            <text:p>1.382</text:p>
          </table:table-cell>
          <table:table-cell office:value-type="float" office:value="1552" table:style-name="ce11">
            <text:p>1.552</text:p>
          </table:table-cell>
          <table:table-cell office:value-type="float" office:value="1608" table:style-name="ce11">
            <text:p>1.608</text:p>
          </table:table-cell>
          <table:table-cell office:value-type="float" office:value="1490" table:style-name="ce11">
            <text:p>1.490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18054" table:style-name="ce11">
            <text:p>18.054</text:p>
          </table:table-cell>
          <table:table-cell office:value-type="float" office:value="20327" table:style-name="ce11">
            <text:p>20.327</text:p>
          </table:table-cell>
          <table:table-cell office:value-type="float" office:value="22206" table:style-name="ce11">
            <text:p>22.206</text:p>
          </table:table-cell>
          <table:table-cell office:value-type="float" office:value="22993" table:style-name="ce11">
            <text:p>22.993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79926" table:style-name="ce11">
            <text:p>79.926</text:p>
          </table:table-cell>
          <table:table-cell office:value-type="float" office:value="79037" table:style-name="ce11">
            <text:p>79.037</text:p>
          </table:table-cell>
          <table:table-cell office:value-type="float" office:value="78279" table:style-name="ce11">
            <text:p>78.279</text:p>
          </table:table-cell>
          <table:table-cell office:value-type="float" office:value="80046" table:style-name="ce11">
            <text:p>80.046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131" table:style-name="ce11">
            <text:p>131</text:p>
          </table:table-cell>
          <table:table-cell office:value-type="float" office:value="142" table:style-name="ce11">
            <text:p>142</text:p>
          </table:table-cell>
          <table:table-cell office:value-type="float" office:value="146" table:style-name="ce11">
            <text:p>146</text:p>
          </table:table-cell>
          <table:table-cell office:value-type="float" office:value="172" table:style-name="ce11">
            <text:p>172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6423" table:style-name="ce11">
            <text:p>6.423</text:p>
          </table:table-cell>
          <table:table-cell office:value-type="float" office:value="6729" table:style-name="ce11">
            <text:p>6.729</text:p>
          </table:table-cell>
          <table:table-cell office:value-type="float" office:value="6560" table:style-name="ce11">
            <text:p>6.560</text:p>
          </table:table-cell>
          <table:table-cell office:value-type="float" office:value="6848" table:style-name="ce11">
            <text:p>6.848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53018" table:style-name="ce11">
            <text:p>53.018</text:p>
          </table:table-cell>
          <table:table-cell office:value-type="float" office:value="55462" table:style-name="ce11">
            <text:p>55.462</text:p>
          </table:table-cell>
          <table:table-cell office:value-type="float" office:value="56512" table:style-name="ce11">
            <text:p>56.512</text:p>
          </table:table-cell>
          <table:table-cell office:value-type="float" office:value="59114" table:style-name="ce11">
            <text:p>59.114</text:p>
          </table:table-cell>
          <table:table-cell table:number-columns-repeated="8" table:style-name="ce11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spondidas</text:p>
          </table:table-cell>
          <table:table-cell office:value-type="float" office:value="631" table:style-name="ce11">
            <text:p>631</text:p>
          </table:table-cell>
          <table:table-cell office:value-type="float" office:value="491" table:style-name="ce11">
            <text:p>491</text:p>
          </table:table-cell>
          <table:table-cell office:value-type="float" office:value="368" table:style-name="ce11">
            <text:p>368</text:p>
          </table:table-cell>
          <table:table-cell office:value-type="float" office:value="423" table:style-name="ce11">
            <text:p>423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spondidas</text:p>
          </table:table-cell>
          <table:table-cell office:value-type="float" office:value="8045" table:style-name="ce11">
            <text:p>8.045</text:p>
          </table:table-cell>
          <table:table-cell office:value-type="float" office:value="7022" table:style-name="ce11">
            <text:p>7.022</text:p>
          </table:table-cell>
          <table:table-cell office:value-type="float" office:value="6345" table:style-name="ce11">
            <text:p>6.345</text:p>
          </table:table-cell>
          <table:table-cell office:value-type="float" office:value="5985" table:style-name="ce11">
            <text:p>5.985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spondidas</text:p>
          </table:table-cell>
          <table:table-cell office:value-type="float" office:value="27248" table:style-name="ce11">
            <text:p>27.248</text:p>
          </table:table-cell>
          <table:table-cell office:value-type="float" office:value="24968" table:style-name="ce11">
            <text:p>24.968</text:p>
          </table:table-cell>
          <table:table-cell office:value-type="float" office:value="24850" table:style-name="ce11">
            <text:p>24.850</text:p>
          </table:table-cell>
          <table:table-cell office:value-type="float" office:value="26307" table:style-name="ce11">
            <text:p>26.307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spondidas</text:p>
          </table:table-cell>
          <table:table-cell office:value-type="float" office:value="70" table:style-name="ce11">
            <text:p>70</text:p>
          </table:table-cell>
          <table:table-cell office:value-type="float" office:value="50" table:style-name="ce11">
            <text:p>50</text:p>
          </table:table-cell>
          <table:table-cell office:value-type="float" office:value="41" table:style-name="ce11">
            <text:p>41</text:p>
          </table:table-cell>
          <table:table-cell office:value-type="float" office:value="33" table:style-name="ce11">
            <text:p>33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spondidas</text:p>
          </table:table-cell>
          <table:table-cell office:value-type="float" office:value="2480" table:style-name="ce11">
            <text:p>2.480</text:p>
          </table:table-cell>
          <table:table-cell office:value-type="float" office:value="2041" table:style-name="ce11">
            <text:p>2.041</text:p>
          </table:table-cell>
          <table:table-cell office:value-type="float" office:value="2203" table:style-name="ce11">
            <text:p>2.203</text:p>
          </table:table-cell>
          <table:table-cell office:value-type="float" office:value="2226" table:style-name="ce11">
            <text:p>2.226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spondidas</text:p>
          </table:table-cell>
          <table:table-cell office:value-type="float" office:value="22201" table:style-name="ce11">
            <text:p>22.201</text:p>
          </table:table-cell>
          <table:table-cell office:value-type="float" office:value="18542" table:style-name="ce11">
            <text:p>18.542</text:p>
          </table:table-cell>
          <table:table-cell office:value-type="float" office:value="18347" table:style-name="ce11">
            <text:p>18.347</text:p>
          </table:table-cell>
          <table:table-cell office:value-type="float" office:value="19193" table:style-name="ce11">
            <text:p>19.193</text:p>
          </table:table-cell>
          <table:table-cell table:number-columns-repeated="8" table:style-name="ce11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539" table:style-name="ce11">
            <text:p>539</text:p>
          </table:table-cell>
          <table:table-cell office:value-type="float" office:value="419" table:style-name="ce11">
            <text:p>419</text:p>
          </table:table-cell>
          <table:table-cell office:value-type="float" office:value="328" table:style-name="ce11">
            <text:p>328</text:p>
          </table:table-cell>
          <table:table-cell office:value-type="float" office:value="371" table:style-name="ce11">
            <text:p>371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7277" table:style-name="ce11">
            <text:p>7.277</text:p>
          </table:table-cell>
          <table:table-cell office:value-type="float" office:value="6530" table:style-name="ce11">
            <text:p>6.530</text:p>
          </table:table-cell>
          <table:table-cell office:value-type="float" office:value="5943" table:style-name="ce11">
            <text:p>5.943</text:p>
          </table:table-cell>
          <table:table-cell office:value-type="float" office:value="5614" table:style-name="ce11">
            <text:p>5.614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24440" table:style-name="ce11">
            <text:p>24.440</text:p>
          </table:table-cell>
          <table:table-cell office:value-type="float" office:value="22269" table:style-name="ce11">
            <text:p>22.269</text:p>
          </table:table-cell>
          <table:table-cell office:value-type="float" office:value="21769" table:style-name="ce11">
            <text:p>21.769</text:p>
          </table:table-cell>
          <table:table-cell office:value-type="float" office:value="22850" table:style-name="ce11">
            <text:p>22.850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56" table:style-name="ce11">
            <text:p>56</text:p>
          </table:table-cell>
          <table:table-cell office:value-type="float" office:value="38" table:style-name="ce11">
            <text:p>38</text:p>
          </table:table-cell>
          <table:table-cell office:value-type="float" office:value="20" table:style-name="ce11">
            <text:p>20</text:p>
          </table:table-cell>
          <table:table-cell office:value-type="float" office:value="28" table:style-name="ce11">
            <text:p>28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1872" table:style-name="ce11">
            <text:p>1.872</text:p>
          </table:table-cell>
          <table:table-cell office:value-type="float" office:value="1576" table:style-name="ce11">
            <text:p>1.576</text:p>
          </table:table-cell>
          <table:table-cell office:value-type="float" office:value="1615" table:style-name="ce11">
            <text:p>1.615</text:p>
          </table:table-cell>
          <table:table-cell office:value-type="float" office:value="1686" table:style-name="ce11">
            <text:p>1.686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19092" table:style-name="ce11">
            <text:p>19.092</text:p>
          </table:table-cell>
          <table:table-cell office:value-type="float" office:value="15895" table:style-name="ce11">
            <text:p>15.895</text:p>
          </table:table-cell>
          <table:table-cell office:value-type="float" office:value="15834" table:style-name="ce11">
            <text:p>15.834</text:p>
          </table:table-cell>
          <table:table-cell office:value-type="float" office:value="16471" table:style-name="ce11">
            <text:p>16.471</text:p>
          </table:table-cell>
          <table:table-cell table:number-columns-repeated="8" table:style-name="ce11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1382" table:style-name="ce11">
            <text:p>1.382</text:p>
          </table:table-cell>
          <table:table-cell office:value-type="float" office:value="1552" table:style-name="ce11">
            <text:p>1.552</text:p>
          </table:table-cell>
          <table:table-cell office:value-type="float" office:value="1608" table:style-name="ce11">
            <text:p>1.608</text:p>
          </table:table-cell>
          <table:table-cell office:value-type="float" office:value="1490" table:style-name="ce11">
            <text:p>1.490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17676" table:style-name="ce11">
            <text:p>17.676</text:p>
          </table:table-cell>
          <table:table-cell office:value-type="float" office:value="20263" table:style-name="ce11">
            <text:p>20.263</text:p>
          </table:table-cell>
          <table:table-cell office:value-type="float" office:value="21979" table:style-name="ce11">
            <text:p>21.979</text:p>
          </table:table-cell>
          <table:table-cell office:value-type="float" office:value="22991" table:style-name="ce11">
            <text:p>22.991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79865" table:style-name="ce11">
            <text:p>79.865</text:p>
          </table:table-cell>
          <table:table-cell office:value-type="float" office:value="78928" table:style-name="ce11">
            <text:p>78.928</text:p>
          </table:table-cell>
          <table:table-cell office:value-type="float" office:value="78225" table:style-name="ce11">
            <text:p>78.225</text:p>
          </table:table-cell>
          <table:table-cell office:value-type="float" office:value="80009" table:style-name="ce11">
            <text:p>80.009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130" table:style-name="ce11">
            <text:p>130</text:p>
          </table:table-cell>
          <table:table-cell office:value-type="float" office:value="140" table:style-name="ce11">
            <text:p>140</text:p>
          </table:table-cell>
          <table:table-cell office:value-type="float" office:value="143" table:style-name="ce11">
            <text:p>143</text:p>
          </table:table-cell>
          <table:table-cell office:value-type="float" office:value="172" table:style-name="ce11">
            <text:p>172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6415" table:style-name="ce11">
            <text:p>6.415</text:p>
          </table:table-cell>
          <table:table-cell office:value-type="float" office:value="6721" table:style-name="ce11">
            <text:p>6.721</text:p>
          </table:table-cell>
          <table:table-cell office:value-type="float" office:value="6548" table:style-name="ce11">
            <text:p>6.548</text:p>
          </table:table-cell>
          <table:table-cell office:value-type="float" office:value="6847" table:style-name="ce11">
            <text:p>6.847</text:p>
          </table:table-cell>
          <table:table-cell table:number-columns-repeated="8" table:style-name="ce11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52821" table:style-name="ce11">
            <text:p>52.821</text:p>
          </table:table-cell>
          <table:table-cell office:value-type="float" office:value="55306" table:style-name="ce11">
            <text:p>55.306</text:p>
          </table:table-cell>
          <table:table-cell office:value-type="float" office:value="56308" table:style-name="ce11">
            <text:p>56.308</text:p>
          </table:table-cell>
          <table:table-cell office:value-type="float" office:value="58843" table:style-name="ce11">
            <text:p>58.843</text:p>
          </table:table-cell>
          <table:table-cell table:number-columns-repeated="8" table:style-name="ce11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Taxa de Reabertas</text:p>
          </table:table-cell>
          <table:table-cell office:value-type="float" office:value="6.0221870047543584" table:style-name="ce10">
            <text:p>6,022</text:p>
          </table:table-cell>
          <table:table-cell office:value-type="float" office:value="5.9063136456211813" table:style-name="ce10">
            <text:p>5,906</text:p>
          </table:table-cell>
          <table:table-cell office:value-type="float" office:value="5.9782608695652177" table:style-name="ce10">
            <text:p>5,978</text:p>
          </table:table-cell>
          <table:table-cell office:value-type="float" office:value="5.6737588652482271" table:style-name="ce10">
            <text:p>5,674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Taxa de Reabertas</text:p>
          </table:table-cell>
          <table:table-cell office:value-type="float" office:value="6.7371037911746425" table:style-name="ce10">
            <text:p>6,737</text:p>
          </table:table-cell>
          <table:table-cell office:value-type="float" office:value="6.1663343776701796" table:style-name="ce10">
            <text:p>6,166</text:p>
          </table:table-cell>
          <table:table-cell office:value-type="float" office:value="6.0204885736800628" table:style-name="ce10">
            <text:p>6,020</text:p>
          </table:table-cell>
          <table:table-cell office:value-type="float" office:value="5.5304928989139519" table:style-name="ce10">
            <text:p>5,530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Taxa de Reabertas</text:p>
          </table:table-cell>
          <table:table-cell office:value-type="float" office:value="8.6795361127422197" table:style-name="ce10">
            <text:p>8,680</text:p>
          </table:table-cell>
          <table:table-cell office:value-type="float" office:value="7.7138737584107666" table:style-name="ce10">
            <text:p>7,714</text:p>
          </table:table-cell>
          <table:table-cell office:value-type="float" office:value="8.4869215291750493" table:style-name="ce10">
            <text:p>8,487</text:p>
          </table:table-cell>
          <table:table-cell office:value-type="float" office:value="8.7733302923176346" table:style-name="ce10">
            <text:p>8,773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Taxa de Reabertas</text:p>
          </table:table-cell>
          <table:table-cell office:value-type="float" office:value="5.7142857142857144" table:style-name="ce10">
            <text:p>5,714</text:p>
          </table:table-cell>
          <table:table-cell office:value-type="float" office:value="4" table:style-name="ce10">
            <text:p>4,000</text:p>
          </table:table-cell>
          <table:table-cell office:value-type="float" office:value="9.7560975609756095" table:style-name="ce10">
            <text:p>9,756</text:p>
          </table:table-cell>
          <table:table-cell office:value-type="float" office:value="18.181818181818183" table:style-name="ce10">
            <text:p>18,182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Taxa de Reabertas</text:p>
          </table:table-cell>
          <table:table-cell office:value-type="float" office:value="17.540322580645164" table:style-name="ce10">
            <text:p>17,540</text:p>
          </table:table-cell>
          <table:table-cell office:value-type="float" office:value="13.816756491915728" table:style-name="ce10">
            <text:p>13,817</text:p>
          </table:table-cell>
          <table:table-cell office:value-type="float" office:value="14.571039491602361" table:style-name="ce10">
            <text:p>14,571</text:p>
          </table:table-cell>
          <table:table-cell office:value-type="float" office:value="13.791554357592092" table:style-name="ce10">
            <text:p>13,792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Taxa de Reabertas</text:p>
          </table:table-cell>
          <table:table-cell office:value-type="float" office:value="5.3916490248187019" table:style-name="ce10">
            <text:p>5,392</text:p>
          </table:table-cell>
          <table:table-cell office:value-type="float" office:value="5.8731528421960952" table:style-name="ce10">
            <text:p>5,873</text:p>
          </table:table-cell>
          <table:table-cell office:value-type="float" office:value="6.1372431460184229" table:style-name="ce10">
            <text:p>6,137</text:p>
          </table:table-cell>
          <table:table-cell office:value-type="float" office:value="6.158495284739228" table:style-name="ce10">
            <text:p>6,158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5.419968304278925" table:style-name="ce10">
            <text:p>85,420</text:p>
          </table:table-cell>
          <table:table-cell office:value-type="float" office:value="85.336048879837065" table:style-name="ce10">
            <text:p>85,336</text:p>
          </table:table-cell>
          <table:table-cell office:value-type="float" office:value="89.130434782608688" table:style-name="ce10">
            <text:p>89,130</text:p>
          </table:table-cell>
          <table:table-cell office:value-type="float" office:value="87.706855791962184" table:style-name="ce10">
            <text:p>87,707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5.511163337250295" table:style-name="ce10">
            <text:p>85,511</text:p>
          </table:table-cell>
          <table:table-cell office:value-type="float" office:value="85.661812934540208" table:style-name="ce10">
            <text:p>85,662</text:p>
          </table:table-cell>
          <table:table-cell office:value-type="float" office:value="86.544342507645254" table:style-name="ce10">
            <text:p>86,544</text:p>
          </table:table-cell>
          <table:table-cell office:value-type="float" office:value="87.732458196593228" table:style-name="ce10">
            <text:p>87,732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5.147893948367766" table:style-name="ce10">
            <text:p>85,148</text:p>
          </table:table-cell>
          <table:table-cell office:value-type="float" office:value="86.020550061804698" table:style-name="ce10">
            <text:p>86,021</text:p>
          </table:table-cell>
          <table:table-cell office:value-type="float" office:value="85.526264094605736" table:style-name="ce10">
            <text:p>85,526</text:p>
          </table:table-cell>
          <table:table-cell office:value-type="float" office:value="85.500467726847518" table:style-name="ce10">
            <text:p>85,500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74.666666666666671" table:style-name="ce10">
            <text:p>74,667</text:p>
          </table:table-cell>
          <table:table-cell office:value-type="float" office:value="69.090909090909093" table:style-name="ce10">
            <text:p>69,091</text:p>
          </table:table-cell>
          <table:table-cell office:value-type="float" office:value="46.511627906976742" table:style-name="ce10">
            <text:p>46,512</text:p>
          </table:table-cell>
          <table:table-cell office:value-type="float" office:value="80" table:style-name="ce10">
            <text:p>80,000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74.850059976009604" table:style-name="ce10">
            <text:p>74,850</text:p>
          </table:table-cell>
          <table:table-cell office:value-type="float" office:value="74.480151228733462" table:style-name="ce10">
            <text:p>74,480</text:p>
          </table:table-cell>
          <table:table-cell office:value-type="float" office:value="72.454015253476896" table:style-name="ce10">
            <text:p>72,454</text:p>
          </table:table-cell>
          <table:table-cell office:value-type="float" office:value="75.43624161073825" table:style-name="ce10">
            <text:p>75,436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5.957408491288106" table:style-name="ce10">
            <text:p>85,957</text:p>
          </table:table-cell>
          <table:table-cell office:value-type="float" office:value="85.715056082830017" table:style-name="ce10">
            <text:p>85,715</text:p>
          </table:table-cell>
          <table:table-cell office:value-type="float" office:value="86.2794245858762" table:style-name="ce10">
            <text:p>86,279</text:p>
          </table:table-cell>
          <table:table-cell office:value-type="float" office:value="85.795395353682679" table:style-name="ce10">
            <text:p>85,795</text:p>
          </table:table-cell>
          <table:table-cell table:number-columns-repeated="8" table:style-name="ce10"/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Taxa de Respondidas no Período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table:style-name="ce10"/>
          <table:table-cell table:style-name="ce11"/>
          <table:table-cell table:number-columns-repeated="6" table:style-name="ce10"/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Taxa de Respondidas no Período</text:p>
          </table:table-cell>
          <table:table-cell office:value-type="float" office:value="97.906000000000006" table:style-name="ce10">
            <text:p>97,906</text:p>
          </table:table-cell>
          <table:table-cell office:value-type="float" office:value="99.685000000000002" table:style-name="ce10">
            <text:p>99,685</text:p>
          </table:table-cell>
          <table:table-cell office:value-type="float" office:value="98.977999999999994" table:style-name="ce10">
            <text:p>98,978</text:p>
          </table:table-cell>
          <table:table-cell office:value-type="float" office:value="99.991" table:style-name="ce10">
            <text:p>99,991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924000000000007" table:style-name="ce10">
            <text:p>99,924</text:p>
          </table:table-cell>
          <table:table-cell office:value-type="float" office:value="99.861999999999995" table:style-name="ce10">
            <text:p>99,862</text:p>
          </table:table-cell>
          <table:table-cell office:value-type="float" office:value="99.930999999999997" table:style-name="ce10">
            <text:p>99,931</text:p>
          </table:table-cell>
          <table:table-cell office:value-type="float" office:value="99.953999999999994" table:style-name="ce10">
            <text:p>99,954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236999999999995" table:style-name="ce10">
            <text:p>99,237</text:p>
          </table:table-cell>
          <table:table-cell office:value-type="float" office:value="98.591999999999999" table:style-name="ce10">
            <text:p>98,592</text:p>
          </table:table-cell>
          <table:table-cell office:value-type="float" office:value="97.944999999999993" table:style-name="ce10">
            <text:p>97,945</text:p>
          </table:table-cell>
          <table:table-cell office:value-type="float" office:value="100" table:style-name="ce10">
            <text:p>100,000</text:p>
          </table:table-cell>
          <table:table-cell table:style-name="ce10"/>
          <table:table-cell table:style-name="ce11"/>
          <table:table-cell table:number-columns-repeated="6" table:style-name="ce10"/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875" table:style-name="ce10">
            <text:p>99,875</text:p>
          </table:table-cell>
          <table:table-cell office:value-type="float" office:value="99.881" table:style-name="ce10">
            <text:p>99,881</text:p>
          </table:table-cell>
          <table:table-cell office:value-type="float" office:value="99.816999999999993" table:style-name="ce10">
            <text:p>99,817</text:p>
          </table:table-cell>
          <table:table-cell office:value-type="float" office:value="99.984999999999999" table:style-name="ce10">
            <text:p>99,985</text:p>
          </table:table-cell>
          <table:table-cell table:number-columns-repeated="8" table:style-name="ce10"/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628" table:style-name="ce10">
            <text:p>99,628</text:p>
          </table:table-cell>
          <table:table-cell office:value-type="float" office:value="99.718999999999994" table:style-name="ce10">
            <text:p>99,719</text:p>
          </table:table-cell>
          <table:table-cell office:value-type="float" office:value="99.638999999999996" table:style-name="ce10">
            <text:p>99,639</text:p>
          </table:table-cell>
          <table:table-cell office:value-type="float" office:value="99.542000000000002" table:style-name="ce10">
            <text:p>99,542</text:p>
          </table:table-cell>
          <table:table-cell table:number-columns-repeated="8" table:style-name="ce10"/>
          <table:table-cell table:number-columns-repeated="16370"/>
        </table:table-row>
        <table:table-row table:number-rows-repeated="104848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date-style style:name="N37" number:language="pt" number:country="BR">
      <number:month number:textual="true"/>
      <number:text>/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0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Excel_BuiltIn_Comma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Cesar Eustaquio da Fonseca</meta:initial-creator>
    <dc:creator>Windows User</dc:creator>
    <meta:creation-date>2014-01-29T16:01:58Z</meta:creation-date>
    <dc:date>2019-06-25T14:08:31Z</dc:date>
    <meta:print-date>2015-03-19T19:01:43Z</meta:print-date>
    <meta:editing-cycles>24</meta:editing-cycles>
    <meta:editing-duration>PT8227S</meta:editing-duration>
    <meta:user-defined meta:name="ContentTypeId">0x0101002A45CBFE0405274DA36A8417DAB47682</meta:user-defined>
  </office:meta>
</office:document-meta>
</file>